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BELTRAN HALLASI, ANA ROS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BELTRAN HALLASI, ANA ROS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OYZUETA REVILLA, JORGE LUI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FR. ROJO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7102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0:44:3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